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end" style:justify-single-word="false"/>
      <style:text-properties officeooo:rsid="001d7ce4" officeooo:paragraph-rsid="001d7ce4"/>
    </style:style>
    <style:style style:name="P4" style:family="paragraph" style:parent-style-name="Standard">
      <style:paragraph-properties fo:margin-top="0.4cm" fo:margin-bottom="0cm" style:contextual-spacing="false" style:shadow="none"/>
      <style:text-properties fo:font-weight="bold" officeooo:rsid="001f4f5b" officeooo:paragraph-rsid="001f4f5b" style:font-weight-asian="bold" style:font-weight-complex="bold"/>
    </style:style>
    <style:style style:name="P5" style:family="paragraph" style:parent-style-name="Standard">
      <style:paragraph-properties fo:margin-top="0cm" fo:margin-bottom="0.3cm" style:contextual-spacing="false" fo:text-align="justify" style:justify-single-word="false"/>
      <style:text-properties officeooo:paragraph-rsid="00236b28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officeooo:rsid="001d7ce4" officeooo:paragraph-rsid="001d7ce4"/>
    </style:style>
    <style:style style:name="P8" style:family="paragraph" style:parent-style-name="Standard" style:list-style-name="L1">
      <style:paragraph-properties fo:margin-left="1.27cm" fo:margin-right="-0.445cm" fo:margin-top="0cm" fo:margin-bottom="0.3cm" style:contextual-spacing="false" fo:text-align="justify" style:justify-single-word="false" fo:text-indent="-0.635cm" style:auto-text-indent="false">
        <style:tab-stops/>
      </style:paragraph-properties>
      <style:text-properties officeooo:paragraph-rsid="00236b28"/>
    </style:style>
    <style:style style:name="P9" style:family="paragraph" style:parent-style-name="Standard" style:list-style-name="L1">
      <style:paragraph-properties fo:margin-left="1.27cm" fo:margin-right="-0.445cm" fo:margin-top="0cm" fo:margin-bottom="0.3cm" style:contextual-spacing="false" fo:text-align="justify" style:justify-single-word="false" fo:text-indent="-0.635cm" style:auto-text-indent="false">
        <style:tab-stops/>
      </style:paragraph-properties>
      <style:text-properties fo:font-size="12pt" officeooo:paragraph-rsid="00236b28" style:font-size-asian="12pt" style:font-size-complex="12pt"/>
    </style:style>
    <style:style style:name="P10" style:family="paragraph" style:parent-style-name="Standard">
      <style:paragraph-properties fo:margin-left="0.591cm" fo:margin-right="1.05cm" fo:text-align="justify" style:justify-single-word="false" fo:text-indent="0cm" style:auto-text-indent="false"/>
      <style:text-properties fo:font-weight="bold" officeooo:paragraph-rsid="00212620" style:font-weight-asian="bold" style:font-weight-complex="bold"/>
    </style:style>
    <style:style style:name="P11" style:family="paragraph" style:parent-style-name="Standard">
      <style:paragraph-properties fo:margin-left="0.591cm" fo:margin-right="1.05cm" fo:text-align="justify" style:justify-single-word="false" fo:text-indent="0cm" style:auto-text-indent="false"/>
      <style:text-properties officeooo:paragraph-rsid="00212620"/>
    </style:style>
    <style:style style:name="P12" style:family="paragraph" style:parent-style-name="Standard">
      <style:paragraph-properties fo:margin-left="0.591cm" fo:margin-right="0.295cm" fo:text-align="justify" style:justify-single-word="false" fo:text-indent="0cm" style:auto-text-indent="false"/>
      <style:text-properties fo:font-weight="bold" officeooo:paragraph-rsid="00212620" style:font-weight-asian="bold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662e7" style:font-size-asian="10.5pt" style:font-size-complex="10.5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f4f5b" style:font-style-asian="italic" style:font-style-complex="italic"/>
    </style:style>
    <style:style style:name="T5" style:family="text">
      <style:text-properties fo:font-style="italic" officeooo:rsid="00212620" style:font-style-asian="italic" style:font-style-complex="italic"/>
    </style:style>
    <style:style style:name="T6" style:family="text">
      <style:text-properties fo:font-style="italic" officeooo:rsid="00142a8e" style:font-style-asian="italic" style:font-style-complex="italic"/>
    </style:style>
    <style:style style:name="T7" style:family="text">
      <style:text-properties fo:font-style="italic" officeooo:rsid="00271391" style:font-style-asian="italic" style:font-style-complex="italic"/>
    </style:style>
    <style:style style:name="T8" style:family="text">
      <style:text-properties fo:font-style="italic" officeooo:rsid="0026de4b" style:font-style-asian="italic" style:font-style-complex="italic"/>
    </style:style>
    <style:style style:name="T9" style:family="text">
      <style:text-properties fo:font-style="italic" officeooo:rsid="00246718" style:font-style-asian="italic" style:font-style-complex="italic"/>
    </style:style>
    <style:style style:name="T10" style:family="text">
      <style:text-properties fo:font-style="italic" officeooo:rsid="0028a66f" style:font-style-asian="italic" style:font-style-complex="italic"/>
    </style:style>
    <style:style style:name="T11" style:family="text">
      <style:text-properties fo:font-style="italic" fo:font-weight="bold" officeooo:rsid="00229e94" style:font-style-asian="italic" style:font-weight-asian="bold" style:font-style-complex="italic" style:font-weight-complex="bold"/>
    </style:style>
    <style:style style:name="T12" style:family="text">
      <style:text-properties officeooo:rsid="00142a8e"/>
    </style:style>
    <style:style style:name="T13" style:family="text">
      <style:text-properties officeooo:rsid="001662e7"/>
    </style:style>
    <style:style style:name="T14" style:family="text">
      <style:text-properties officeooo:rsid="0018a6b1"/>
    </style:style>
    <style:style style:name="T15" style:family="text">
      <style:text-properties style:font-name="Courier New" fo:font-size="10pt" style:font-size-asian="10pt" style:font-size-complex="10pt"/>
    </style:style>
    <style:style style:name="T16" style:family="text">
      <style:text-properties style:font-name="Courier New" fo:font-size="10.5pt" style:font-size-asian="10.5pt" style:font-size-complex="10.5pt"/>
    </style:style>
    <style:style style:name="T17" style:family="text">
      <style:text-properties officeooo:rsid="001bd11a"/>
    </style:style>
    <style:style style:name="T18" style:family="text">
      <style:text-properties officeooo:rsid="001f4f5b"/>
    </style:style>
    <style:style style:name="T19" style:family="text">
      <style:text-properties officeooo:rsid="00212620"/>
    </style:style>
    <style:style style:name="T20" style:family="text">
      <style:text-properties fo:font-weight="bold" officeooo:rsid="00212620" style:font-weight-asian="bold" style:font-weight-complex="bold"/>
    </style:style>
    <style:style style:name="T21" style:family="text">
      <style:text-properties fo:font-weight="bold" officeooo:rsid="00229e94" style:font-weight-asian="bold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12620" style:font-style-asian="normal" style:font-style-complex="normal"/>
    </style:style>
    <style:style style:name="T24" style:family="text">
      <style:text-properties fo:font-style="normal" officeooo:rsid="00142a8e" style:font-style-asian="normal" style:font-style-complex="normal"/>
    </style:style>
    <style:style style:name="T25" style:family="text">
      <style:text-properties officeooo:rsid="00229e94"/>
    </style:style>
    <style:style style:name="T26" style:family="text">
      <style:text-properties officeooo:rsid="00246718"/>
    </style:style>
    <style:style style:name="T27" style:family="text">
      <style:text-properties officeooo:rsid="0025f6a4"/>
    </style:style>
    <style:style style:name="T28" style:family="text">
      <style:text-properties officeooo:rsid="0026de4b"/>
    </style:style>
    <style:style style:name="T29" style:family="text">
      <style:text-properties style:font-name="Courier New" fo:font-size="10pt" officeooo:rsid="0026de4b" style:font-size-asian="10pt" style:font-size-complex="10pt"/>
    </style:style>
    <style:style style:name="T30" style:family="text">
      <style:text-properties style:font-name="Courier New" fo:font-size="10pt" officeooo:rsid="00246718" style:font-size-asian="10pt" style:font-size-complex="10pt"/>
    </style:style>
    <style:style style:name="T31" style:family="text">
      <style:text-properties officeooo:rsid="0028a66f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28a66f" style:font-size-asian="12pt" style:font-size-complex="12pt"/>
    </style:style>
    <style:style style:name="T34" style:family="text">
      <style:text-properties fo:font-size="12pt" officeooo:rsid="0018a6b1" style:font-size-asian="12pt" style:font-size-complex="12pt"/>
    </style:style>
    <style:style style:name="T35" style:family="text">
      <style:text-properties fo:font-size="12pt" officeooo:rsid="00246718" style:font-size-asian="12pt" style:font-size-complex="12pt"/>
    </style:style>
    <style:style style:name="T36" style:family="text">
      <style:text-properties fo:font-size="12pt" officeooo:rsid="0025f6a4" style:font-size-asian="12pt" style:font-size-complex="12pt"/>
    </style:style>
    <style:style style:name="T37" style:family="text">
      <style:text-properties fo:font-size="12pt" fo:font-style="italic" officeooo:rsid="0028a66f" style:font-size-asian="12pt" style:font-style-asian="italic" style:font-size-complex="12pt" style:font-style-complex="italic"/>
    </style:style>
    <style:style style:name="T38" style:family="text">
      <style:text-properties fo:font-size="12pt" fo:font-style="italic" officeooo:rsid="00246718" style:font-size-asian="12pt" style:font-style-asian="italic" style:font-size-complex="12pt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Marco1" text:anchor-type="paragraph" svg:x="-0.263cm" svg:y="-0.191cm" svg:width="18.618cm" draw:z-index="0"><draw:text-box fo:min-height="8.102cm"><text:p text:style-name="P2"><text:span text:style-name="T12">S</text:span>ISTEMAS OPERATIVOS</text:p><text:p text:style-name="P2">Grupo <text:span text:style-name="T17">A</text:span><text:span text:style-name="T19">3</text:span> <text:span text:style-name="T12">- </text:span>Curso 201<text:span text:style-name="T17">4</text:span>/1<text:span text:style-name="T17">5 </text:span><text:span text:style-name="T25">- </text:span>Prueba individual de<text:span text:style-name="T12">l </text:span><text:s/><text:span text:style-name="T12">Módulo I</text:span></text:p><text:p text:style-name="Standard"/><text:p text:style-name="P1">Apellidos y nombre: …................................................................................................................................</text:p><text:p text:style-name="P4">DNI: …............................</text:p><text:p text:style-name="Standard"/><text:p text:style-name="P10">Observaci<text:span text:style-name="T18">ones</text:span>: </text:p><text:p text:style-name="P12"><text:span text:style-name="T19">- Responde </text:span><text:span text:style-name="T31">las preguntas de</text:span><text:span text:style-name="T19"> la versión online de este documento, </text:span>escrib<text:span text:style-name="T31">i</text:span><text:span text:style-name="T14">e</text:span><text:span text:style-name="T31">ndo</text:span> los pasos necesarios para su realización <text:span text:style-name="T19">(órdenes y listados, no comentarios salvo que sea estrictamente necesario). Una vez concluido, sube el documento a Tutor como trabajo </text:span><text:span text:style-name="T5">“</text:span><text:span text:style-name="T4">A</text:span><text:span text:style-name="T10">3</text:span><text:span text:style-name="T4">: Prueba Módulo I”</text:span><text:span text:style-name="T5"> antes de la hora límite </text:span><text:span text:style-name="T23">(NO SE ADMITEN TRABAJO FUERA DE TUTOR)</text:span></text:p><text:p text:style-name="P10"><text:span text:style-name="T19">- </text:span><text:s/><text:span text:style-name="T18">Entregar </text:span><text:span text:style-name="T19">la versión de </text:span><text:span text:style-name="T18">este documento debidamente cumplimentado al profesor.</text:span></text:p><text:p text:style-name="P11"><text:span text:style-name="T20">- ANTES DE COMENZAR LA SESIÓN ASEGURATE DE TENER MENOS DE 10000 BLOQUES CONSUMIDOS DE CUOTA </text:span><text:span text:style-name="T21">(orden </text:span><text:span text:style-name="T11">du</text:span><text:span text:style-name="T21">)</text:span><text:span text:style-name="T20">. Si no es así borra las caches y archivos de configuración (.cache/*, .mozilla/*, ...)</text:span></text:p></draw:text-box></draw:frame>Preguntas:</text:p>
      <text:p text:style-name="Standard"/>
      <text:list xml:id="list1661242197" text:style-name="L1">
        <text:list-item>
          <text:p text:style-name="P8"><text:span text:style-name="T1">[</text:span><text:span text:style-name="T2">2</text:span><text:span text:style-name="T1">0% puntuación]</text:span> Un bash shell restringido (<text:span text:style-name="T16">bash -r</text:span>) permite limitar algunas acciones del usuario que los usa, por ejemplo, no permite cambiar de directorio, ni utilizar nombres de archivos que contienen una barra /, ni cambiar las variables <text:span text:style-name="T15">PATH</text:span> y <text:span text:style-name="T15">SHELL</text:span>, ni redirigir las entradas/salidas, ni tampoco definir funciones. Se pide crear un usuario, denominado <text:span text:style-name="T7">anonimo</text:span>, que debe usar un shell restringido, tiene un UID con valor 590 y pertenecerá a un grupo denominado <text:span text:style-name="T3">limitados</text:span> con GID 1010. <text:span text:style-name="T31">Su directorio homes será </text:span><text:span text:style-name="T10">/home/anonimo</text:span><text:span text:style-name="T31"> y su cuenta debe estar activa solo 10 días.</text:span></text:p>
        </text:list-item>
        <text:list-item>
          <text:p text:style-name="P8"><text:span text:style-name="T1">[1</text:span><text:span text:style-name="T2">0</text:span><text:span text:style-name="T1">% puntuación]</text:span> <text:span text:style-name="T12">C</text:span>rear en el directorio <text:span text:style-name="T3">/root</text:span> un enlace duro <text:span text:style-name="T12">y</text:span> un enlace simbólico<text:span text:style-name="T22"> </text:span><text:span text:style-name="T24">a cualesquiera de los programa que aparecen en</text:span><text:span text:style-name="T6"> /bin</text:span>. <text:span text:style-name="T28">Una vez creados hacer un </text:span><text:span text:style-name="T29">ls -l</text:span><text:span text:style-name="T28"> del directorio </text:span><text:span text:style-name="T8">/root</text:span><text:span text:style-name="T28"> y pegar el resultado. Idem para la oden </text:span><text:span text:style-name="T29">stat</text:span><text:span text:style-name="T28"> sobre estos dos archivos.</text:span></text:p>
        </text:list-item>
        <text:list-item>
          <text:p text:style-name="P8"><text:span text:style-name="T1">[</text:span><text:span text:style-name="T2">20</text:span><text:span text:style-name="T1">% puntuación]</text:span> Modifique los elementos que sean necesarios <text:span text:style-name="T31">en el sistema UML</text:span> para cada vez que arrancamos <text:s/><text:span text:style-name="T31">la máquina virtual </text:span>se realice el montaje de nuestro directorio home <text:span text:style-name="T31">d</text:span>el anfitrión en <text:span text:style-name="T31">un directorio de la</text:span> máquina virtual <text:span text:style-name="T12">en lugar de tener que hacerlo a mano.</text:span></text:p>
        </text:list-item>
        <text:list-item>
          <text:p text:style-name="P8"><text:span text:style-name="T1">[</text:span><text:span text:style-name="T32">1</text:span><text:span text:style-name="T34">5</text:span><text:span text:style-name="T32">% puntuación] </text:span><text:span text:style-name="T35">Acceder al repositorio </text:span><text:span text:style-name="T37">http://</text:span><text:span text:style-name="T38">rpm.pbone.net</text:span><text:span text:style-name="T35"> y descargar la versi</text:span><text:span text:style-name="T33">ó</text:span><text:span text:style-name="T35">n del paqu</text:span><text:span text:style-name="T33">e</text:span><text:span text:style-name="T35">te </text:span><text:span text:style-name="T30">sysstat</text:span><text:span text:style-name="T35"> para la <text:s/>Fedora 14 y el kernel de UML </text:span><text:span text:style-name="T33">de 32 bits que utilizamos</text:span><text:span text:style-name="T35">. Este paquete contiene la orden </text:span><text:span text:style-name="T30">sar</text:span><text:span text:style-name="T35"> que muestra estadísticas de uso del sistema. Indica todos los pasos, a partir de la descarga, para instalar y ejecutar la orden </text:span><text:span text:style-name="T30">sar</text:span><text:span text:style-name="T35"> con la opción </text:span><text:span text:style-name="T30">-w </text:span><text:span text:style-name="T35">para mostrar </text:span><text:span text:style-name="T36">estadísticas sobre la creación de procesos y cambios de contexto mostrando un listado del <text:s/>resultado de la misma. Modifica los elementos necesarios del sistema </text:span><text:span text:style-name="T33">UML</text:span><text:span text:style-name="T36"> para que esta estadística se ejecute </text:span><text:span text:style-name="T33">todos </text:span><text:span text:style-name="T36">los lunes y jueves de todas la</text:span><text:span text:style-name="T33">s</text:span><text:span text:style-name="T36"> semana</text:span><text:span text:style-name="T33">s</text:span><text:span text:style-name="T36"> a las 10:30 horas.</text:span></text:p>
        </text:list-item>
        <text:list-item>
          <text:p text:style-name="P8"><text:span text:style-name="T32">[</text:span><text:span text:style-name="T33">20</text:span><text:span text:style-name="T32">% puntuación] </text:span><text:span text:style-name="T33">Crear una sistema de archivos de tipo ext3 dentro de un archivo utilizando el dispositivo </text:span><text:span text:style-name="T37">/dev/loop</text:span><text:span text:style-name="T33">. Este sistema de archivos debe tener 15 MB de tamaño y <text:s/>un tamaño de bloque de 4KB</text:span><text:span text:style-name="T32">. </text:span><text:span text:style-name="T33">Tras su creación hay que montarlo de solo lectura y sin que se puedan ejecutar archivos desde el. Indicar las ordenes necesarias para realizar estos pasos y mostrar la información de los metadatos del sistema de archivos creado.</text:span></text:p>
        </text:list-item>
        <text:list-item>
          <text:p text:style-name="P9"><text:span text:style-name="T13">[</text:span><text:span text:style-name="T31">15</text:span><text:span text:style-name="T13">% puntuación] </text:span><text:span text:style-name="T31">Construir una orden para ver que proceso esta consumiendo mayor porcentaje de tiempo de CPU y una vez detectado le rebaje la prioridad 5 unidades.</text:span></text:p>
        </text:list-item>
      </text:list>
      <text:p text:style-name="P5"/>
      <text:p text:style-name="P3">Firma: ________________________________</text:p>
      <text:p text:style-name="P3">Granada a <text:span text:style-name="T19">4</text:span>/11/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="100%" fo:margin-left="0cm" fo:margin-right="0cm" fo:margin-top="0cm" fo:margin-bottom="0cm" style:contextual-spacing="false" fo:text-indent="0.6cm" style:auto-text-indent="false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style:contextual-spacing="false"/>
    </style:style>
    <style:style style:name="Encabezado2" style:family="paragraph" style:parent-style-name="Standard">
      <style:paragraph-properties fo:margin-top="0.42cm" fo:margin-bottom="0.21cm" style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="100%"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4c4c4c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="100%" fo:margin-left="0cm" fo:margin-right="0cm" fo:margin-top="0cm" fo:margin-bottom="0cm" style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a647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="100%" fo:margin-left="0cm" fo:margin-right="0cm" fo:margin-top="0.245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Arial" fo:font-size="28pt" fo:font-style="normal" fo:text-shadow="none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="100%"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="100%"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="100%" fo:margin-left="0cm" fo:margin-right="0cm" fo:margin-top="0cm" fo:margin-bottom="0cm" style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a647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="100%"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="100%"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="100%"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4c4c4c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Título1_7e_LT_7e_Gliederung_20_1" style:display-name="Título1~LT~Gliederung 1" style:family="paragraph">
      <style:paragraph-properties fo:margin="100%"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="100%" fo:margin-left="0cm" fo:margin-right="0cm" fo:margin-top="0cm" fo:margin-bottom="0cm" style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="100%" fo:margin-left="0cm" fo:margin-right="0cm" fo:margin-top="0.245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Arial" fo:font-size="28pt" fo:font-style="normal" fo:text-shadow="none" style:text-underline-style="none" fo:font-weight="bold" style:letter-kerning="true" style:font-name-asian="Arial" style:font-size-asian="28pt" style:font-style-asian="normal" style:font-weight-asian="bold" style:font-name-complex="Arial" style:font-size-complex="28pt" style:font-style-complex="normal" style:font-weight-complex="bold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="100%"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82cm" fo:margin-right="1.9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1-11-22T08:13:41</meta:creation-date>
    <dc:date>2014-11-04T10:38:15</dc:date>
    <meta:editing-duration>PT6H35M20S</meta:editing-duration>
    <meta:editing-cycles>25</meta:editing-cycles>
    <meta:generator>LibreOffice/3.6$Linux_x86 LibreOffice_project/360m1$Build-304</meta:generator>
    <dc:creator>José Antonio Gómez Hernández</dc:creator>
    <meta:printed-by>José Antonio Gómez Hernández</meta:printed-by>
    <meta:print-date>2014-11-03T11:23:42</meta:print-date>
    <meta:document-statistic meta:table-count="0" meta:image-count="0" meta:object-count="0" meta:page-count="1" meta:paragraph-count="17" meta:word-count="518" meta:character-count="3279" meta:non-whitespace-character-count="2777"/>
  </office:meta>
</office:document-meta>
</file>